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3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325" calcext:value-type="currency" table:number-columns-spanned="2" table:number-rows-spanned="2">
            <text:p>$1,32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5-01" calcext:value-type="date">
            <text:p>05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3/30-04/0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4/06-04/12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4/13-04/19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4/20-04/26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4/27-05/03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325" calcext:value-type="currency">
            <text:p>$1,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325" calcext:value-type="currency">
            <text:p>$1,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4-13T15:08:12.529811456</dc:date>
    <meta:editing-duration>PT3H56S</meta:editing-duration>
    <meta:editing-cycles>53</meta:editing-cycles>
    <meta:generator>LibreOffice/7.4.7.2$Linux_AARCH64 LibreOffice_project/40$Build-2</meta:generator>
    <meta:document-statistic meta:table-count="1" meta:cell-count="70" meta:object-count="1"/>
  </office:meta>
</office:document-meta>
</file>